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YVAT MacOS X 10.8 Installation – 2013-04-28</text:p>
      <text:p text:style-name="Standard"/>
      <text:p text:style-name="Standard">To install </text:p>
      <text:p text:style-name="Standard"/>
      <text:p text:style-name="Standard"/>
      <text:p text:style-name="Standard">fink</text:p>
      <text:p text:style-name="Standard"/>
      <text:p text:style-name="Standard">fink install pyqt4-py27</text:p>
      <text:p text:style-name="Standard">fink install pyqt4-mac-py27</text:p>
      <text:p text:style-name="Standard">fink install spyder-x11-py27</text:p>
      <text:p text:style-name="Standard">fink install numpy-py27</text:p>
      <text:p text:style-name="Standard">fink install scipy-py27</text:p>
      <text:p text:style-name="Standard">fink install spyder-x11-py27</text:p>
      <text:p text:style-name="Standard">fink install h5py-py27</text:p>
      <text:p text:style-name="Standard"/>
      <text:p text:style-name="Standard">PyQt4</text:p>
      <text:p text:style-name="Standard">py</text:p>
      <text:p text:style-name="Standard"/>
      <text:p text:style-name="Standard">PyQw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8T09:51:21</meta:creation-date>
    <dc:date>2013-04-28T10:07:07</dc:date>
    <meta:editing-duration>PT15M47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13" meta:word-count="34" meta:character-count="247"/>
  </office:meta>
</office:document-meta>
</file>